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  <style:map style:condition="is-true-formula([$Sheet1.$B$15]&lt;2000)" style:apply-style-name="Untitled1" style:base-cell-address="Sheet1.A21"/>
    </style:style>
    <style:style style:name="ce4" style:family="table-cell" style:parent-style-name="Default">
      <style:text-properties fo:font-weight="normal" style:font-weight-asian="normal" style:font-weight-complex="normal"/>
      <style:map style:condition="is-true-formula([$Sheet1.$B$15]&lt;2000)" style:apply-style-name="Untitled1" style:base-cell-address="Sheet1.A21"/>
    </style:style>
    <style:style style:name="ce5" style:family="table-cell" style:parent-style-name="Default">
      <style:text-properties fo:font-weight="bold" style:font-weight-asian="bold" style:font-weight-complex="bold"/>
      <style:map style:condition="is-true-formula([$Sheet1.$B$15]&lt;-1500)" style:apply-style-name="Untitled1" style:base-cell-address="Sheet1.A26"/>
    </style:style>
    <style:style style:name="ce6" style:family="table-cell" style:parent-style-name="Default">
      <style:text-properties fo:font-weight="normal" style:font-weight-asian="normal" style:font-weight-complex="normal"/>
      <style:map style:condition="is-true-formula([$Sheet1.$B$15]&lt;-1500)" style:apply-style-name="Untitled1" style:base-cell-address="Sheet1.A26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is-true-formula([$Sheet1.$B$15]&lt;2000)" style:apply-style-name="Untitled1" style:base-cell-address="Sheet1.A21"/>
    </style:style>
    <style:style style:name="ce9" style:family="table-cell" style:parent-style-name="Default">
      <style:map style:condition="is-true-formula([$Sheet1.$B$15]&lt;-1500)" style:apply-style-name="Untitled1" style:base-cell-address="Sheet1.A26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3326" calcext:value-type="float">
            <text:p>53326</text:p>
          </table:table-cell>
          <table:table-cell office:value-type="float" office:value="40127" calcext:value-type="float">
            <text:p>4012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4131" calcext:value-type="float">
            <text:p>54131</text:p>
          </table:table-cell>
          <table:table-cell office:value-type="float" office:value="36924" calcext:value-type="float">
            <text:p>3692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594" calcext:value-type="float">
            <text:p>32594</text:p>
          </table:table-cell>
          <table:table-cell office:value-type="float" office:value="23317" calcext:value-type="float">
            <text:p>23317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9321" calcext:value-type="float">
            <text:p>29321</text:p>
          </table:table-cell>
          <table:table-cell office:value-type="float" office:value="23282" calcext:value-type="float">
            <text:p>2328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2246" calcext:value-type="float">
            <text:p>32246</text:p>
          </table:table-cell>
          <table:table-cell office:value-type="float" office:value="33464" calcext:value-type="float">
            <text:p>33464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7989" calcext:value-type="float">
            <text:p>27989</text:p>
          </table:table-cell>
          <table:table-cell office:value-type="float" office:value="28312" calcext:value-type="float">
            <text:p>283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table:style-name="ce7" office:value-type="float" office:value="8054720" calcext:value-type="float">
            <text:p>8054720</text:p>
          </table:table-cell>
          <table:table-cell table:style-name="ce7" office:value-type="float" office:value="9085466" calcext:value-type="float">
            <text:p>908546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8504288" calcext:value-type="float">
            <text:p>8504288</text:p>
          </table:table-cell>
          <table:table-cell office:value-type="float" office:value="8569150" calcext:value-type="float">
            <text:p>85691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table:formula="of:=[.B11]-[.B6]*256" office:value-type="float" office:value="249312" calcext:value-type="float">
            <text:p>249312</text:p>
          </table:table-cell>
          <table:table-cell table:formula="of:=[.C11]-[.C6]*256"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table:formula="of:=FLOOR(2000+[.B14]*[.B7]/2^23;1)" office:value-type="float" office:value="2831" calcext:value-type="float">
            <text:p>2831</text:p>
          </table:table-cell>
          <table:table-cell table:formula="of:=FLOOR(2000+[.C14]*[.C7]/2^23;1)" office:value-type="float" office:value="2007" calcext:value-type="float">
            <text:p>20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</text:p>
          </table:table-cell>
          <table:table-cell table:formula="of:=[.B3]*2^16+([.B5]*[.B14])/2^7" office:value-type="float" office:value="3604639193.75" calcext:value-type="float">
            <text:p>3604639193,75</text:p>
          </table:table-cell>
          <table:table-cell table:formula="of:=[.C3]*2^16+([.C5]*[.C14])/2^7" office:value-type="float" office:value="2420281617.21875" calcext:value-type="float">
            <text:p>2420281617,21875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table:formula="of:=[.B2]*2^15+([.B4]*[.B14])/2^8" office:value-type="float" office:value="1779128849.75" calcext:value-type="float">
            <text:p>1779128849,75</text:p>
          </table:table-cell>
          <table:table-cell table:formula="of:=[.C2]*2^15+([.C4]*[.C14])/2^8" office:value-type="float" office:value="1315097036.08594" calcext:value-type="float">
            <text:p>1315097036,085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low temp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T2</text:p>
          </table:table-cell>
          <table:table-cell table:style-name="ce8" table:formula="of:=FLOOR([.B14]^2/2^31;1)" office:value-type="float" office:value="28" calcext:value-type="float">
            <text:p>28</text:p>
          </table:table-cell>
          <table:table-cell table:style-name="ce8" table:formula="of:=FLOOR([.C14]^2/2^31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FF2</text:p>
          </table:table-cell>
          <table:table-cell table:style-name="ce8" table:formula="of:=FLOOR(5*([.B15]-2000)^2/2;1)" office:value-type="float" office:value="1726402" calcext:value-type="float">
            <text:p>1726402</text:p>
          </table:table-cell>
          <table:table-cell table:style-name="ce8" table:formula="of:=FLOOR(5*([.C15]-2000)^2/2;1)" office:value-type="float" office:value="122" calcext:value-type="float">
            <text:p>122</text:p>
          </table:table-cell>
        </table:table-row>
        <table:table-row table:style-name="ro1">
          <table:table-cell table:style-name="ce4" office:value-type="string" calcext:value-type="string">
            <text:p>SENS2</text:p>
          </table:table-cell>
          <table:table-cell table:style-name="ce8" table:formula="of:=FLOOR(5*([.B15]-2000)^2/4;1)" office:value-type="float" office:value="863201" calcext:value-type="float">
            <text:p>863201</text:p>
          </table:table-cell>
          <table:table-cell table:style-name="ce8" table:formula="of:=FLOOR(5*([.C15]-2000)^2/4;1)"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very low temp</text:p>
          </table:table-cell>
          <table:table-cell table:style-name="ce9" table:number-columns-repeated="2"/>
        </table:table-row>
        <table:table-row table:style-name="ro1">
          <table:table-cell table:style-name="ce6" office:value-type="string" calcext:value-type="string">
            <text:p>OFF2</text:p>
          </table:table-cell>
          <table:table-cell table:style-name="ce9" table:formula="of:=FLOOR([.B23]+7*([.B15]+1500)^2;1)" office:value-type="float" office:value="133029329" calcext:value-type="float">
            <text:p>133029329</text:p>
          </table:table-cell>
          <table:table-cell table:style-name="ce9" table:formula="of:=FLOOR([.C23]+7*([.C15]+1500)^2;1)" office:value-type="float" office:value="86093465" calcext:value-type="float">
            <text:p>86093465</text:p>
          </table:table-cell>
        </table:table-row>
        <table:table-row table:style-name="ro1">
          <table:table-cell table:style-name="ce6" office:value-type="string" calcext:value-type="string">
            <text:p>SENS2</text:p>
          </table:table-cell>
          <table:table-cell table:style-name="ce9" table:formula="of:=FLOOR([.B24]+11*([.B15]+1500)^2/2;1)" office:value-type="float" office:value="104029786" calcext:value-type="float">
            <text:p>104029786</text:p>
          </table:table-cell>
          <table:table-cell table:style-name="ce9" table:formula="of:=FLOOR([.C24]+11*([.C15]+1500)^2/2;1)" office:value-type="float" office:value="67644830" calcext:value-type="float">
            <text:p>67644830</text:p>
          </table:table-cell>
        </table:table-row>
        <table:table-row table:style-name="ro1">
          <table:table-cell table:style-name="ce6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final pa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</text:p>
          </table:table-cell>
          <table:table-cell table:formula="of:=IF([.B15]&lt;2000;[.B15]-[.B22];[.B15])" office:value-type="float" office:value="2831" calcext:value-type="float">
            <text:p>2831</text:p>
          </table:table-cell>
          <table:table-cell table:formula="of:=IF([.C15]&lt;2000;[.C15]-[.C22];[.C15])"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formula="of:=IF([.B15]&lt;2000;IF([.B15]&lt;-1500;[.B18]-[.B27];[.B18]-[.B23]);[.B18])" office:value-type="float" office:value="3604639193.75" calcext:value-type="float">
            <text:p>3604639193,75</text:p>
          </table:table-cell>
          <table:table-cell table:formula="of:=IF([.C15]&lt;2000;IF([.C15]&lt;-1500;[.C18]-[.C27];[.C18]-[.C23]);[.C18])" office:value-type="float" office:value="2420281617.21875" calcext:value-type="float">
            <text:p>2420281617,21875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table:formula="of:=IF([.B15]&lt;2000;IF([.B15]&lt;-1500;[.B19]-[.B28];[.B19]-[.B24]);[.B19])" office:value-type="float" office:value="1779128849.75" calcext:value-type="float">
            <text:p>1779128849,75</text:p>
          </table:table-cell>
          <table:table-cell table:formula="of:=IF([.C15]&lt;2000;IF([.C15]&lt;-1500;[.C19]-[.C28];[.C19]-[.C24]);[.C19])" office:value-type="float" office:value="1315097036.08594" calcext:value-type="float">
            <text:p>1315097036,085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table:formula="of:=([.B10]*[.B33]/2^21-[.B32])/2^15" office:value-type="float" office:value="98529.6855536162" calcext:value-type="float">
            <text:p>98529,6855536162</text:p>
          </table:table-cell>
          <table:table-cell table:formula="of:=([.C10]*[.C33]/2^21-[.C32])/2^15" office:value-type="float" office:value="100009.070213797" calcext:value-type="float">
            <text:p>100009,070213797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grees</text:p>
          </table:table-cell>
          <table:table-cell table:formula="of:=[.B31]/100" office:value-type="float" office:value="28.31" calcext:value-type="float">
            <text:p>28,31</text:p>
          </table:table-cell>
          <table:table-cell table:formula="of:=[.C31]/100" office:value-type="float" office:value="20.07" calcext:value-type="float">
            <text:p>20,07</text:p>
          </table:table-cell>
        </table:table-row>
        <table:table-row table:style-name="ro1">
          <table:table-cell table:style-name="Default" office:value-type="string" calcext:value-type="string">
            <text:p>mbar</text:p>
          </table:table-cell>
          <table:table-cell table:formula="of:=[.B36]/100" office:value-type="float" office:value="985.296855536162" calcext:value-type="float">
            <text:p>985,2968555362</text:p>
          </table:table-cell>
          <table:table-cell table:formula="of:=[.C36]/100" office:value-type="float" office:value="1000.09070213797" calcext:value-type="float">
            <text:p>1000,090702138</text:p>
          </table:table-cell>
        </table:table-row>
        <calcext:conditional-formats>
          <calcext:conditional-format calcext:target-range-address="Sheet1.A21:Sheet1.C24">
            <calcext:condition calcext:apply-style-name="Untitled1" calcext:value="formula-is([$Sheet1.$B$15]&lt;2000)" calcext:base-cell-address="Sheet1.A21"/>
          </calcext:conditional-format>
          <calcext:conditional-format calcext:target-range-address="Sheet1.A26:Sheet1.C29">
            <calcext:condition calcext:apply-style-name="Untitled1" calcext:value="formula-is([$Sheet1.$B$15]&lt;-1500)" calcext:base-cell-address="Sheet1.A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tišek Horínek</meta:initial-creator>
    <meta:creation-date>2015-11-20T10:32:24.677884886</meta:creation-date>
    <dc:date>2015-11-20T11:09:07.654357325</dc:date>
    <dc:creator>František Horínek</dc:creator>
    <meta:editing-duration>PT1M11S</meta:editing-duration>
    <meta:editing-cycles>1</meta:editing-cycles>
    <meta:document-statistic meta:table-count="1" meta:cell-count="78" meta:object-count="0"/>
    <meta:generator>LibreOffice/4.2.8.2$Linux_x86 LibreOffice_project/420m0$Build-2</meta:generator>
    <meta:user-defined meta:name="qrichtext">1</meta:user-defined>
  </office:meta>
</office:document-meta>
</file>